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Далее везде ClientIdentity: sa/sb/sc</text:span></text:p>
      <text:p text:style-name="Heading_20_3"><text:bookmark text:name="_6eyb07w9acoe"/>/hello [GET]</text:p>
      <text:p text:style-name="Standard"><text:span text:style-name="T1">Клиент отправляет идентификатор. В ответ получает версию алисы, серийный номер, hw/sw</text:span></text:p>
      <text:p text:style-name="P1"/>
      <text:p text:style-name="Standard"><text:span text:style-name="T2">Запрос</text:span><text:span text:style-name="T1">:</text:span></text:p>
      <text:p text:style-name="P1"/>
      <text:p text:style-name="Standard"><text:span text:style-name="T1">/hello/&lt;ClientIdentity&gt;</text:span></text:p>
      <text:p text:style-name="P1"/>
      <text:p text:style-name="Standard"><text:span text:style-name="T2">Ответ</text:span><text:span text:style-name="T1">:</text:span></text:p>
      <text:p text:style-name="P1"/>
      <text:p text:style-name="Standard"><text:span text:style-name="T1">{</text:span></text:p>
      <text:p text:style-name="Standard"><text:span text:style-name="T1"><text:tab/>“AliseVersion” : “2.1.0-a0894f”,</text:span></text:p>
      <text:p text:style-name="Standard"><text:span text:style-name="T1"><text:tab/>“SerialNum” : “12345678”,</text:span></text:p>
      <text:p text:style-name="Standard"><text:span text:style-name="T1"><text:tab/>“HwVersion” : “87654321”,</text:span></text:p>
      <text:p text:style-name="Standard"><text:span text:style-name="T1"><text:tab/>“SwVersion” : “12343412”</text:span></text:p>
      <text:p text:style-name="Standard"><text:span text:style-name="T1">}</text:span></text:p>
      <text:p text:style-name="P1"/>
      <text:p text:style-name="Standard"><draw:rect text:anchor-type="as-char" style:rel-width="100%" draw:z-index="0" draw:style-name="gr1" draw:text-style-name="P4" svg:width="0.0012in" svg:height="0.0213in"><text:p/></draw:rect></text:p>
      <text:p text:style-name="P1"/>
      <text:p text:style-name="Heading_20_3"><text:bookmark text:name="_tul2jmgc1s0q"/>/sethealth [POST]</text:p>
      <text:p text:style-name="Standard"><text:soft-page-break/><text:span text:style-name="T1">Клиент отправляет сборку Health в hex для отображения на светодиоде. В ответ получает JSON: успешно/неуспешно(вдруг парсинг сломается)</text:span></text:p>
      <text:p text:style-name="P1"/>
      <text:p text:style-name="Standard"><text:span text:style-name="T2">Запрос</text:span><text:span text:style-name="T1">:</text:span></text:p>
      <text:p text:style-name="P1"/>
      <text:p text:style-name="Standard"><text:span text:style-name="T1">/sethealth/&lt;ClientIdentity&gt;</text:span></text:p>
      <text:p text:style-name="P1"/>
      <text:p text:style-name="Standard"><text:span text:style-name="T1">JSON:</text:span></text:p>
      <text:p text:style-name="P1"/>
      <text:p text:style-name="Standard"><text:span text:style-name="T1">{</text:span></text:p>
      <text:p text:style-name="Standard"><text:span text:style-name="T1"><text:tab/>“Health”: “739D0ACE”</text:span></text:p>
      <text:p text:style-name="Standard"><text:span text:style-name="T1">}</text:span></text:p>
      <text:p text:style-name="P1"/>
      <text:p text:style-name="Standard"><draw:rect text:anchor-type="as-char" style:rel-width="100%" draw:z-index="1" draw:style-name="gr1" draw:text-style-name="P4" svg:width="0.0012in" svg:height="0.0213in"><text:p/></draw:rect></text:p>
      <text:p text:style-name="P1"/>
      <text:p text:style-name="Heading_20_3"><text:bookmark text:name="_38qk382hig57"/>/settimestamp [POST]</text:p>
      <text:p text:style-name="Standard"><text:span text:style-name="T1">Клиент отправляет время для выставления на контроллере</text:span></text:p>
      <text:p text:style-name="P1"/>
      <text:p text:style-name="Standard"><text:span text:style-name="T1">/settimestamp/&lt;ClientIdentity&gt;</text:span></text:p>
      <text:p text:style-name="P1"/>
      <text:p text:style-name="Standard"><text:span text:style-name="T1">JSON:</text:span></text:p>
      <text:p text:style-name="P1"/>
      <text:p text:style-name="Standard"><text:soft-page-break/><text:span text:style-name="T1">{</text:span></text:p>
      <text:p text:style-name="Standard"><text:span text:style-name="T1"><text:tab/>“Timestamp”: “2024-05-15 19:25:43”</text:span></text:p>
      <text:p text:style-name="Standard"><text:span text:style-name="T1">}</text:span></text:p>
      <text:p text:style-name="P1"/>
      <text:p text:style-name="Standard"><draw:rect text:anchor-type="as-char" style:rel-width="100%" draw:z-index="2" draw:style-name="gr1" draw:text-style-name="P4" svg:width="0.0012in" svg:height="0.0213in"><text:p/></draw:rect></text:p>
      <text:p text:style-name="P1"/>
      <text:p text:style-name="Heading_20_3"><text:bookmark text:name="_juekj8oissyn"/>/settimezone [POST]</text:p>
      <text:p text:style-name="Standard"><text:span text:style-name="T1">Клиент отправляет часовой пояс относительно GMT для выставления на контроллере</text:span></text:p>
      <text:p text:style-name="P1"/>
      <text:p text:style-name="Standard"><text:span text:style-name="T1">/settimezone/&lt;ClientIdentity&gt;</text:span></text:p>
      <text:p text:style-name="P1"/>
      <text:p text:style-name="Standard"><text:span text:style-name="T1">JSON:</text:span></text:p>
      <text:p text:style-name="P1"/>
      <text:p text:style-name="Standard"><text:span text:style-name="T1">{</text:span></text:p>
      <text:p text:style-name="Standard"><text:span text:style-name="T1"><text:tab/>“Timezone”: “3”</text:span></text:p>
      <text:p text:style-name="Standard"><text:span text:style-name="T1">}</text:span></text:p>
      <text:p text:style-name="Standard"><draw:rect text:anchor-type="as-char" style:rel-width="100%" draw:z-index="3" draw:style-name="gr1" draw:text-style-name="P4" svg:width="0.0012in" svg:height="0.0213in"><text:p/></draw:rect></text:p>
      <text:p text:style-name="P1"/>
      <text:p text:style-name="Heading_20_3"><text:bookmark text:name="_eyjqurycdyfp"/>/gettimestamp [GET]</text:p>
      <text:p text:style-name="Standard"><text:span text:style-name="T1">Клиент получает время контроллера</text:span></text:p>
      <text:p text:style-name="P1"/>
      <text:p text:style-name="Standard"><text:soft-page-break/><text:span text:style-name="T1">Запрос:</text:span></text:p>
      <text:p text:style-name="P1"/>
      <text:p text:style-name="Standard"><text:span text:style-name="T1">/gettimestamp/&lt;ClientIdentity&gt;</text:span></text:p>
      <text:p text:style-name="P1"/>
      <text:p text:style-name="Standard"><text:span text:style-name="T1">Ответ:</text:span></text:p>
      <text:p text:style-name="P1"/>
      <text:p text:style-name="Standard"><text:span text:style-name="T1">{</text:span></text:p>
      <text:p text:style-name="P2"><text:span text:style-name="T1">“Timestamp”: “2024-05-15 19:25:43”</text:span></text:p>
      <text:p text:style-name="Standard"><text:span text:style-name="T1">}</text:span></text:p>
      <text:p text:style-name="P1"/>
      <text:p text:style-name="Standard"><draw:rect text:anchor-type="as-char" style:rel-width="100%" draw:z-index="4" draw:style-name="gr1" draw:text-style-name="P4" svg:width="0.0012in" svg:height="0.0213in"><text:p/></draw:rect></text:p>
      <text:p text:style-name="P1"/>
      <text:p text:style-name="Heading_20_3"><text:bookmark text:name="_ofxlh7y2lo3n"/>/ping [GET]</text:p>
      <text:p text:style-name="Standard"><text:span text:style-name="T1">Клиент отправляет этот запрос раз в 5 сек. Если нет ответа от алисы - клиент считает, что она не работает. Если Алиса не получает такой сигнал от клиента - алиса считает, что он отключился</text:span></text:p>
      <text:p text:style-name="P1"/>
      <text:p text:style-name="Standard"><text:span text:style-name="T1">Запрос:</text:span></text:p>
      <text:p text:style-name="P1"/>
      <text:p text:style-name="Standard"><text:span text:style-name="T1">/ping/&lt;ClientIdentity&gt;</text:span></text:p>
      <text:p text:style-name="P1"/>
      <text:p text:style-name="Standard"><text:span text:style-name="T1">Ответ:</text:span></text:p>
      <text:p text:style-name="P1"/>
      <text:p text:style-name="Standard"><text:soft-page-break/><text:span text:style-name="T1">{</text:span></text:p>
      <text:p text:style-name="P2"><text:span text:style-name="T1">“Result”: “&lt;true|false&gt;”</text:span></text:p>
      <text:p text:style-name="Standard"><text:span text:style-name="T1">}</text:span></text:p>
      <text:p text:style-name="P1"/>
      <text:p text:style-name="Standard"><draw:rect text:anchor-type="as-char" style:rel-width="100%" draw:z-index="5" draw:style-name="gr1" draw:text-style-name="P4" svg:width="0.0012in" svg:height="0.0213in"><text:p/></draw:rect></text:p>
      <text:p text:style-name="Heading_20_3"><text:bookmark text:name="_b66bk5bk8vu1"/>/getpowerstate [GET]</text:p>
      <text:p text:style-name="P1"/>
      <text:p text:style-name="Standard"><text:span text:style-name="T1">Запрос:</text:span></text:p>
      <text:p text:style-name="P1"/>
      <text:p text:style-name="Standard"><text:span text:style-name="T1">/getpowerstate/&lt;ClientIdentity&gt;</text:span></text:p>
      <text:p text:style-name="P1"/>
      <text:p text:style-name="Standard"><text:span text:style-name="T1">Ответ:</text:span></text:p>
      <text:p text:style-name="P1"/>
      <text:p text:style-name="Standard"><text:span text:style-name="T1">{</text:span></text:p>
      <text:p text:style-name="P2"><text:span text:style-name="T1">“PWRIN”: “1”,</text:span></text:p>
      <text:p text:style-name="P2"><text:span text:style-name="T1">“ResetReq”: “0”</text:span></text:p>
      <text:p text:style-name="Standard"><text:span text:style-name="T1">}</text:span></text:p>
      <text:p text:style-name="P1"/>
      <text:p text:style-name="Standard"><draw:rect text:anchor-type="as-char" style:rel-width="100%" draw:z-index="6" draw:style-name="gr1" draw:text-style-name="P4" svg:width="0.0012in" svg:height="0.0213in"><text:p/></draw:rect></text:p>
      <text:p text:style-name="Heading_20_3"><text:bookmark text:name="_e5g6e8xjwxzd"/>/getntpstate <text:s/>[GET]</text:p>
      <text:p text:style-name="P1"/>
      <text:p text:style-name="Standard"><text:soft-page-break/><text:span text:style-name="T1">Запрос:</text:span></text:p>
      <text:p text:style-name="Standard"><text:span text:style-name="T1">/getntpstate/&lt;ClientIdentity&gt;</text:span></text:p>
      <text:p text:style-name="P1"/>
      <text:p text:style-name="Standard"><text:span text:style-name="T1">Ответ:</text:span></text:p>
      <text:p text:style-name="P1"/>
      <text:p text:style-name="Standard"><text:span text:style-name="T1">{</text:span></text:p>
      <text:p text:style-name="P2"><text:span text:style-name="T1">“NTPState”: “1”</text:span></text:p>
      <text:p text:style-name="Standard"><text:span text:style-name="T1">}</text:span></text:p>
      <text:p text:style-name="P1"/>
      <text:p text:style-name="Standard"><draw:rect text:anchor-type="as-char" style:rel-width="100%" draw:z-index="7" draw:style-name="gr1" draw:text-style-name="P4" svg:width="0.0012in" svg:height="0.0213in"><text:p/></draw:rect></text:p>
      <text:p text:style-name="Heading_20_3"><text:bookmark text:name="_59mbwgecpq6v"/>/gettimezone <text:s/>[GET]</text:p>
      <text:p text:style-name="P1"/>
      <text:p text:style-name="Standard"><text:span text:style-name="T1">Запрос:</text:span></text:p>
      <text:p text:style-name="Standard"><text:span text:style-name="T1">/gettimezone/&lt;ClientIdentity&gt;</text:span></text:p>
      <text:p text:style-name="P1"/>
      <text:p text:style-name="Standard"><text:span text:style-name="T1">Ответ:</text:span></text:p>
      <text:p text:style-name="P1"/>
      <text:p text:style-name="Standard"><text:span text:style-name="T1">{</text:span></text:p>
      <text:p text:style-name="P2"><text:span text:style-name="T1">“Timezone”: “3”</text:span></text:p>
      <text:p text:style-name="Standard"><text:span text:style-name="T1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0" meta:word-count="180" meta:character-count="1430" meta:non-whitespace-character-count="1313"/>
    <meta:generator>LibreOfficeDev/6.0.5.2$Linux_X86_64 LibreOffice_project/</meta:generator>
  </office:meta>
</office:document-meta>
</file>